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3.00pt" fo:font-weight="normal" fo:font-family="Roboto" style:font-family-asian="Roboto" style:font-family-complex="Roboto" fo:background-color="transparent" style:use-window-font-color="true"/>
    </style:style>
    <style:style style:name="T2" style:family="text">
      <style:text-properties fo:font-size="23.00pt" fo:font-weight="normal" style:text-underline-mode="continuous" style:text-underline-type="single" style:text-underline-style="solid" style:text-underline-width="normal" fo:font-family="Roboto" style:font-family-asian="Roboto" style:font-family-complex="Roboto" fo:background-color="transparent" style:use-window-font-color="true"/>
    </style:style>
    <style:style style:name="T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23.00pt" fo:font-weight="normal" style:text-underline-mode="continuous" style:text-underline-type="single" style:text-underline-style="solid" style:text-underline-width="normal" fo:font-family="Roboto" style:font-family-asian="Roboto" style:font-family-complex="Roboto" fo:background-color="transparent" style:use-window-font-color="true"/>
    </style:style>
    <style:style style:name="T26" style:family="text">
      <style:text-properties fo:font-size="16.00pt" fo:font-weight="bold" fo:font-family="Roboto" style:font-family-asian="Roboto" style:font-family-complex="Roboto" fo:background-color="transparent" style:use-window-font-color="true"/>
    </style:style>
    <style:style style:name="T27" style:family="text">
      <style:text-properties fo:font-size="23.00pt" fo:font-weight="normal" fo:font-family="Roboto" style:font-family-asian="Roboto" style:font-family-complex="Roboto" fo:background-color="transparent" style:use-window-font-color="true"/>
    </style:style>
    <style:style style:name="T28" style:family="text">
      <style:text-properties fo:font-size="16.00pt" fo:font-weight="normal" fo:font-family="Roboto" style:font-family-asian="Roboto" style:font-family-complex="Roboto" fo:background-color="transparent" style:use-window-font-color="true"/>
    </style:style>
    <style:style style:name="T29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6.00pt" fo:font-weight="normal" fo:font-family="Roboto" style:font-family-asian="Roboto" style:font-family-complex="Roboto" fo:background-color="transparent" style:use-window-font-color="true"/>
    </style:style>
    <style:style style:name="T31" style:family="text">
      <style:text-properties fo:font-size="16.00pt" fo:font-weight="normal" fo:font-family="Roboto" style:font-family-asian="Roboto" style:font-family-complex="Roboto" fo:background-color="#ffffff" style:use-window-font-color="true"/>
    </style:style>
    <style:style style:name="T32" style:family="text">
      <style:text-properties fo:font-size="15.00pt" fo:font-weight="bold" fo:font-family="Roboto" style:font-family-asian="Roboto" style:font-family-complex="Roboto" fo:background-color="#ffffff" fo:color="#374151"/>
    </style:style>
    <style:style style:name="T33" style:family="text">
      <style:text-properties fo:font-size="15.00pt" fo:font-weight="normal" fo:font-family="Roboto" style:font-family-asian="Roboto" style:font-family-complex="Roboto" fo:background-color="#ffffff" fo:color="#374151"/>
    </style:style>
    <style:style style:name="T34" style:family="text">
      <style:text-properties fo:font-size="15.00pt" fo:font-weight="normal" style:text-underline-mode="continuous" style:text-underline-type="single" style:text-underline-style="solid" style:text-underline-width="normal" fo:font-family="Roboto" style:font-family-asian="Roboto" style:font-family-complex="Roboto" fo:background-color="#ffffff" fo:color="#374151"/>
    </style:style>
    <style:style style:name="T35" style:family="text">
      <style:text-properties fo:font-size="15.00pt" fo:font-weight="normal" style:text-underline-mode="continuous" style:text-underline-type="single" style:text-underline-style="solid" style:text-underline-width="normal" fo:font-family="Roboto" style:font-family-asian="Roboto" style:font-family-complex="Roboto" fo:background-color="#ffffff" fo:color="#374151"/>
    </style:style>
    <style:style style:name="T36" style:family="text">
      <style:text-properties fo:font-size="15.00pt" fo:font-weight="normal" style:text-underline-mode="continuous" style:text-underline-type="single" style:text-underline-style="solid" style:text-underline-width="normal" fo:font-family="Roboto" style:font-family-asian="Roboto" style:font-family-complex="Roboto" fo:background-color="#ffffff" fo:color="#0000ff"/>
    </style:style>
    <style:style style:name="T37" style:family="text">
      <style:text-properties fo:font-size="15.00pt" fo:font-weight="normal" fo:font-family="Roboto" style:font-family-asian="Roboto" style:font-family-complex="Roboto" fo:background-color="#ffffff" fo:color="#374151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5.00pt" fo:font-weight="normal" fo:font-family="Roboto" style:font-family-asian="Roboto" style:font-family-complex="Roboto" fo:background-color="#ffffff" fo:color="#374151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5.00pt" fo:font-weight="normal" fo:font-family="Roboto" style:font-family-asian="Roboto" style:font-family-complex="Roboto" fo:background-color="#ffffff" fo:color="#374151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5.00pt" fo:font-weight="normal" fo:font-family="Roboto" style:font-family-asian="Roboto" style:font-family-complex="Roboto" fo:background-color="#ffffff" fo:color="#374151"/>
    </style:style>
    <style:style style:name="T44" style:family="text">
      <style:text-properties fo:font-size="15.00pt" fo:font-weight="bold" fo:font-family="Roboto" style:font-family-asian="Roboto" style:font-family-complex="Roboto" fo:background-color="#ffffff" fo:color="#374151"/>
    </style:style>
    <style:style style:name="T45" style:family="text">
      <style:text-properties fo:font-size="15.00pt" fo:font-weight="normal" fo:font-family="Roboto" style:font-family-asian="Roboto" style:font-family-complex="Roboto" fo:background-color="#ffffff" fo:color="#374151"/>
    </style:style>
    <style:style style:name="T46" style:family="text">
      <style:text-properties fo:font-size="15.00pt" fo:font-weight="normal" fo:font-family="Arial" style:font-family-asian="Arial" style:font-family-complex="Arial" fo:background-color="#ffffff" style:use-window-font-color="true"/>
    </style:style>
    <style:style style:name="T47" style:family="text">
      <style:text-properties fo:font-size="15.00pt" fo:font-weight="normal" fo:font-family="Roboto" style:font-family-asian="Roboto" style:font-family-complex="Roboto" fo:background-color="#ffffff" fo:color="#374151"/>
    </style:style>
    <style:style style:name="T48" style:family="text">
      <style:text-properties fo:font-size="15.00pt" fo:font-weight="normal" fo:font-family="Arial" style:font-family-asian="Arial" style:font-family-complex="Arial" fo:background-color="#ffffff" style:use-window-font-color="true"/>
    </style:style>
    <style:style style:name="T49" style:family="text">
      <style:text-properties fo:font-size="15.00pt" fo:font-weight="normal" fo:font-family="Roboto" style:font-family-asian="Roboto" style:font-family-complex="Roboto" fo:background-color="#ffffff" fo:color="#374151"/>
    </style:style>
    <style:style style:name="T50" style:family="text">
      <style:text-properties fo:font-size="15.00pt" fo:font-weight="normal" fo:font-family="Arial" style:font-family-asian="Arial" style:font-family-complex="Arial" fo:background-color="#ffffff" style:use-window-font-color="true"/>
    </style:style>
    <style:style style:name="T51" style:family="text">
      <style:text-properties fo:font-size="15.00pt" fo:font-weight="normal" fo:font-family="Roboto" style:font-family-asian="Roboto" style:font-family-complex="Roboto" fo:background-color="#ffffff" fo:color="#374151"/>
    </style:style>
    <style:style style:name="T52" style:family="text">
      <style:text-properties fo:font-size="15.00pt" fo:font-weight="normal" fo:font-family="Arial" style:font-family-asian="Arial" style:font-family-complex="Arial" fo:background-color="#ffffff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5.00pt" fo:font-weight="normal" style:text-underline-mode="continuous" style:text-underline-type="single" style:text-underline-style="solid" style:text-underline-width="normal" fo:font-family="Roboto" style:font-family-asian="Roboto" style:font-family-complex="Roboto" fo:background-color="#ffffff" fo:color="#374151"/>
    </style:style>
    <style:style style:name="T55" style:family="text">
      <style:text-properties fo:font-size="15.00pt" fo:font-weight="normal" fo:font-family="Roboto" style:font-family-asian="Roboto" style:font-family-complex="Roboto" fo:background-color="#ffffff" fo:color="#374151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5.00pt" fo:font-weight="normal" style:text-underline-mode="continuous" style:text-underline-type="single" style:text-underline-style="solid" style:text-underline-width="normal" fo:font-family="Roboto" style:font-family-asian="Roboto" style:font-family-complex="Roboto" fo:background-color="#ffffff" fo:color="#374151"/>
    </style:style>
    <style:style style:name="T58" style:family="text">
      <style:text-properties fo:font-size="15.00pt" fo:font-weight="bold" fo:font-family="Roboto" style:font-family-asian="Roboto" style:font-family-complex="Roboto" fo:background-color="#ffffff" fo:color="#374151"/>
    </style:style>
    <style:style style:name="T59" style:family="text">
      <style:text-properties fo:font-size="15.00pt" fo:font-weight="normal" fo:font-family="Roboto" style:font-family-asian="Roboto" style:font-family-complex="Roboto" fo:background-color="#ffffff" fo:color="#374151"/>
    </style:style>
    <style:style style:name="T60" style:family="text">
      <style:text-properties fo:font-size="15.00pt" fo:font-weight="normal" fo:font-family="'Courier New'" style:font-family-asian="'Courier New'" style:font-family-complex="'Courier New'" fo:background-color="#ffffff" fo:color="#374151"/>
    </style:style>
    <style:style style:name="T61" style:family="text">
      <style:text-properties fo:font-size="15.00pt" fo:font-weight="normal" fo:font-family="Roboto" style:font-family-asian="Roboto" style:font-family-complex="Roboto" fo:background-color="#ffffff" fo:color="#374151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5.00pt" fo:font-weight="normal" fo:font-family="Roboto" style:font-family-asian="Roboto" style:font-family-complex="Roboto" fo:background-color="#ffffff" fo:color="#374151"/>
    </style:style>
    <style:style style:name="T64" style:family="text">
      <style:text-properties fo:font-size="15.00pt" fo:font-weight="normal" fo:font-family="'Courier New'" style:font-family-asian="'Courier New'" style:font-family-complex="'Courier New'" fo:background-color="#ffffff" fo:color="#374151"/>
    </style:style>
    <style:style style:name="T65" style:family="text">
      <style:text-properties fo:font-size="15.00pt" fo:font-weight="normal" fo:font-family="Roboto" style:font-family-asian="Roboto" style:font-family-complex="Roboto" fo:background-color="#ffffff" fo:color="#374151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5.00pt" fo:font-weight="normal" fo:font-family="Roboto" style:font-family-asian="Roboto" style:font-family-complex="Roboto" fo:background-color="#ffffff" fo:color="#374151"/>
    </style:style>
    <style:style style:name="T68" style:family="text">
      <style:text-properties fo:font-size="15.00pt" fo:font-weight="bold" fo:font-family="Roboto" style:font-family-asian="Roboto" style:font-family-complex="Roboto" fo:background-color="#ffffff" fo:color="#374151"/>
    </style:style>
    <style:style style:name="T69" style:family="text">
      <style:text-properties fo:font-size="15.00pt" fo:font-weight="normal" fo:font-family="Roboto" style:font-family-asian="Roboto" style:font-family-complex="Roboto" fo:background-color="#ffffff" fo:color="#374151"/>
    </style:style>
    <style:style style:name="T70" style:family="text">
      <style:text-properties fo:font-size="15.00pt" fo:font-weight="normal" fo:font-family="Arial" style:font-family-asian="Arial" style:font-family-complex="Arial" fo:background-color="#ffffff" style:use-window-font-color="true"/>
    </style:style>
    <style:style style:name="T71" style:family="text">
      <style:text-properties fo:font-size="15.00pt" fo:font-weight="normal" fo:font-family="Roboto" style:font-family-asian="Roboto" style:font-family-complex="Roboto" fo:background-color="#ffffff" fo:color="#374151"/>
    </style:style>
    <style:style style:name="T72" style:family="text">
      <style:text-properties fo:font-size="15.00pt" fo:font-weight="normal" fo:font-family="Arial" style:font-family-asian="Arial" style:font-family-complex="Arial" fo:background-color="#ffffff" style:use-window-font-color="true"/>
    </style:style>
    <style:style style:name="T73" style:family="text">
      <style:text-properties fo:font-size="15.00pt" fo:font-weight="normal" fo:font-family="Roboto" style:font-family-asian="Roboto" style:font-family-complex="Roboto" fo:background-color="#ffffff" fo:color="#374151"/>
    </style:style>
    <style:style style:name="T74" style:family="text">
      <style:text-properties fo:font-size="15.00pt" fo:font-weight="normal" fo:font-family="Arial" style:font-family-asian="Arial" style:font-family-complex="Arial" fo:background-color="#ffffff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3" style:family="text">
      <style:text-properties fo:font-size="15.00pt" fo:font-weight="bold" fo:font-family="Roboto" style:font-family-asian="Roboto" style:font-family-complex="Roboto" fo:background-color="#ffffff" fo:color="#374151"/>
    </style:style>
    <style:style style:name="T84" style:family="text">
      <style:text-properties fo:font-size="15.00pt" fo:font-weight="normal" fo:font-family="Roboto" style:font-family-asian="Roboto" style:font-family-complex="Roboto" fo:background-color="#ffffff" fo:color="#374151"/>
    </style:style>
    <style:style style:name="T85" style:family="text">
      <style:text-properties fo:font-size="15.00pt" fo:font-weight="normal" fo:font-family="Arial" style:font-family-asian="Arial" style:font-family-complex="Arial" fo:background-color="#ffffff" style:use-window-font-color="true"/>
    </style:style>
    <style:style style:name="T86" style:family="text">
      <style:text-properties fo:font-size="15.00pt" fo:font-weight="normal" fo:font-family="Roboto" style:font-family-asian="Roboto" style:font-family-complex="Roboto" fo:background-color="#ffffff" fo:color="#374151"/>
    </style:style>
    <style:style style:name="T87" style:family="text">
      <style:text-properties fo:font-size="15.00pt" fo:font-weight="normal" fo:font-family="Arial" style:font-family-asian="Arial" style:font-family-complex="Arial" fo:background-color="#ffffff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5.00pt" fo:font-weight="normal" style:text-underline-mode="continuous" style:text-underline-type="single" style:text-underline-style="solid" style:text-underline-width="normal" fo:font-family="Roboto" style:font-family-asian="Roboto" style:font-family-complex="Roboto" fo:background-color="#ffffff" fo:color="#374151"/>
    </style:style>
    <style:style style:name="T90" style:family="text">
      <style:text-properties fo:font-size="15.00pt" fo:font-weight="normal" fo:font-family="Roboto" style:font-family-asian="Roboto" style:font-family-complex="Roboto" fo:background-color="#ffffff" fo:color="#374151"/>
    </style:style>
    <style:style style:name="T91" style:family="text">
      <style:text-properties fo:font-size="15.00pt" fo:font-weight="normal" fo:font-family="Arial" style:font-family-asian="Arial" style:font-family-complex="Arial" fo:background-color="#ffffff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5.00pt" fo:font-weight="normal" style:text-underline-mode="continuous" style:text-underline-type="single" style:text-underline-style="solid" style:text-underline-width="normal" fo:font-family="Roboto" style:font-family-asian="Roboto" style:font-family-complex="Roboto" fo:background-color="#ffffff" fo:color="#374151"/>
    </style:style>
    <style:style style:name="T94" style:family="text">
      <style:text-properties fo:font-size="15.00pt" fo:font-weight="bold" fo:font-family="Roboto" style:font-family-asian="Roboto" style:font-family-complex="Roboto" fo:background-color="#ffffff" fo:color="#374151"/>
    </style:style>
    <style:style style:name="T95" style:family="text">
      <style:text-properties fo:font-size="15.00pt" fo:font-weight="normal" fo:font-family="Roboto" style:font-family-asian="Roboto" style:font-family-complex="Roboto" fo:background-color="#ffffff" fo:color="#374151"/>
    </style:style>
    <style:style style:name="T96" style:family="text">
      <style:text-properties fo:font-size="15.00pt" fo:font-weight="normal" fo:font-family="Arial" style:font-family-asian="Arial" style:font-family-complex="Arial" fo:background-color="#ffffff" style:use-window-font-color="true"/>
    </style:style>
    <style:style style:name="T97" style:family="text">
      <style:text-properties fo:font-size="15.00pt" fo:font-weight="normal" fo:font-family="Roboto" style:font-family-asian="Roboto" style:font-family-complex="Roboto" fo:background-color="#ffffff" fo:color="#374151"/>
    </style:style>
    <style:style style:name="T98" style:family="text">
      <style:text-properties fo:font-size="15.00pt" fo:font-weight="normal" fo:font-family="Arial" style:font-family-asian="Arial" style:font-family-complex="Arial" fo:background-color="#ffffff" style:use-window-font-color="true"/>
    </style:style>
    <style:style style:name="T99" style:family="text">
      <style:text-properties fo:font-size="15.00pt" fo:font-weight="normal" fo:font-family="Roboto" style:font-family-asian="Roboto" style:font-family-complex="Roboto" fo:background-color="#ffffff" fo:color="#374151"/>
    </style:style>
    <style:style style:name="T100" style:family="text">
      <style:text-properties fo:font-size="15.00pt" fo:font-weight="normal" fo:font-family="Arial" style:font-family-asian="Arial" style:font-family-complex="Arial" fo:background-color="#ffffff" style:use-window-font-color="true"/>
    </style:style>
    <style:style style:name="T101" style:family="text">
      <style:text-properties fo:font-size="15.00pt" fo:font-weight="normal" fo:font-family="Roboto" style:font-family-asian="Roboto" style:font-family-complex="Roboto" fo:background-color="#ffffff" fo:color="#374151"/>
    </style:style>
    <style:style style:name="T102" style:family="text">
      <style:text-properties fo:font-size="15.00pt" fo:font-weight="normal" fo:font-family="Arial" style:font-family-asian="Arial" style:font-family-complex="Arial" fo:background-color="#ffffff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5.00pt" fo:font-weight="normal" style:text-underline-mode="continuous" style:text-underline-type="single" style:text-underline-style="solid" style:text-underline-width="normal" fo:font-family="Roboto" style:font-family-asian="Roboto" style:font-family-complex="Roboto" fo:background-color="#ffffff" fo:color="#374151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5.00pt" fo:font-weight="normal" style:text-underline-mode="continuous" style:text-underline-type="single" style:text-underline-style="solid" style:text-underline-width="normal" fo:font-family="Roboto" style:font-family-asian="Roboto" style:font-family-complex="Roboto" fo:background-color="#ffffff" fo:color="#374151"/>
    </style:style>
    <style:style style:name="T107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108" style:family="text">
      <style:text-properties fo:font-size="15.00pt" fo:font-weight="normal" fo:font-family="Roboto" style:font-family-asian="Roboto" style:font-family-complex="Roboto" fo:background-color="#ffffff" fo:color="#374151"/>
    </style:style>
    <style:style style:name="T109" style:family="text">
      <style:text-properties fo:font-size="16.00pt" fo:font-weight="normal" fo:font-family="Roboto" style:font-family-asian="Roboto" style:font-family-complex="Roboto" fo:background-color="#ffffff" style:use-window-font-color="true"/>
    </style:style>
    <style:style style:name="T110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00.00%" fo:text-align="center" fo:margin-left="5.40pt" fo:text-indent="-5.40pt">
        <style:tab-stops>
          <style:tab-stop style:position="490.45pt"/>
        </style:tab-stops>
      </style:paragraph-properties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center" fo:margin-left="5.40pt" fo:text-indent="-5.40pt">
        <style:tab-stops>
          <style:tab-stop style:position="490.45pt"/>
        </style:tab-stops>
      </style:paragraph-properties>
    </style:style>
    <style:style style:name="P6" style:family="paragraph">
      <style:paragraph-properties fo:line-height="100.00%" fo:text-align="center" fo:margin-left="5.40pt" fo:text-indent="-5.40pt">
        <style:tab-stops>
          <style:tab-stop style:position="79.85pt"/>
          <style:tab-stop style:position="78946.20pt" style:leader-style="dotted"/>
        </style:tab-stops>
      </style:paragraph-properties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center" fo:margin-left="5.40pt" fo:text-indent="-5.40pt">
        <style:tab-stops>
          <style:tab-stop style:position="79.85pt"/>
          <style:tab-stop style:position="78946.20pt" style:leader-style="dotted"/>
        </style:tab-stops>
      </style:paragraph-properties>
    </style:style>
    <style:style style:name="P9" style:family="paragraph">
      <style:paragraph-properties fo:line-height="100.00%" fo:text-align="center" fo:margin-left="5.40pt" fo:text-indent="-5.40pt">
        <style:tab-stops>
          <style:tab-stop style:position="79.85pt"/>
          <style:tab-stop style:position="78946.20pt" style:leader-style="dotted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center" fo:margin-left="5.40pt" fo:text-indent="-5.40pt">
        <style:tab-stops>
          <style:tab-stop style:position="79.85pt"/>
          <style:tab-stop style:position="78946.20pt" style:leader-style="dotted"/>
        </style:tab-stops>
      </style:paragraph-properties>
    </style:style>
    <style:style style:name="P12" style:family="paragraph">
      <style:paragraph-properties fo:line-height="100.00%" fo:text-align="center" fo:margin-left="5.40pt" fo:text-indent="-5.40pt">
        <style:tab-stops>
          <style:tab-stop style:position="79.85pt"/>
          <style:tab-stop style:position="78946.20pt" style:leader-style="dotted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center" fo:margin-left="5.40pt" fo:text-indent="-5.40pt">
        <style:tab-stops>
          <style:tab-stop style:position="79.85pt"/>
          <style:tab-stop style:position="78946.20pt" style:leader-style="dotted"/>
        </style:tab-stops>
      </style:paragraph-properties>
    </style:style>
    <style:style style:name="P15" style:family="paragraph">
      <style:paragraph-properties fo:line-height="100.00%" fo:text-align="center" fo:margin-left="5.40pt" fo:text-indent="-5.40pt">
        <style:tab-stops>
          <style:tab-stop style:position="79.85pt"/>
          <style:tab-stop style:position="78946.20pt" style:leader-style="dotted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center" fo:margin-left="5.40pt" fo:text-indent="-5.40pt">
        <style:tab-stops>
          <style:tab-stop style:position="79.85pt"/>
          <style:tab-stop style:position="78946.20pt" style:leader-style="dotted"/>
        </style:tab-stops>
      </style:paragraph-properties>
    </style:style>
    <style:style style:name="P18" style:family="paragraph">
      <style:paragraph-properties fo:line-height="100.00%" fo:text-align="center" fo:margin-left="5.40pt" fo:text-indent="-5.40pt">
        <style:tab-stops>
          <style:tab-stop style:position="79.85pt"/>
          <style:tab-stop style:position="78946.20pt" style:leader-style="dotted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center" fo:margin-left="5.40pt" fo:text-indent="-5.40pt">
        <style:tab-stops>
          <style:tab-stop style:position="79.85pt"/>
          <style:tab-stop style:position="78946.20pt" style:leader-style="dotted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15.00%" fo:text-align="left"/>
    </style:style>
    <style:style style:name="P23" style:family="paragraph">
      <style:paragraph-properties fo:line-height="100.00%" fo:text-align="left" fo:margin-top="15.00pt" fo:margin-bottom="15.00pt"/>
    </style:style>
    <text:list-style style:name="L2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4" style:family="paragraph">
      <style:paragraph-properties fo:line-height="100.00%" fo:text-align="left" fo:margin-top="15.00pt"/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bottom="15.00pt"/>
    </style:style>
    <style:style style:name="P27" style:family="paragraph">
      <style:paragraph-properties fo:line-height="100.00%" fo:text-align="left" fo:margin-left="36.00pt" fo:text-indent="0.00pt" fo:margin-top="15.00pt" fo:margin-bottom="15.00pt"/>
    </style:style>
    <text:list-style style:name="L2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8" style:family="paragraph">
      <style:paragraph-properties fo:line-height="100.00%" fo:text-align="left" fo:margin-top="15.00pt" fo:margin-bottom="15.00pt"/>
    </style:style>
    <style:style style:name="P29" style:family="paragraph">
      <style:paragraph-properties fo:line-height="115.00%" fo:text-align="left"/>
    </style:style>
    <style:style style:name="P30" style:family="paragraph">
      <style:paragraph-properties fo:line-height="100.00%" fo:text-align="left" fo:margin-top="15.00pt" fo:margin-bottom="15.00pt"/>
    </style:style>
    <style:style style:name="P31" style:family="paragraph">
      <style:paragraph-properties fo:line-height="115.00%" fo:text-align="left"/>
    </style:style>
    <style:style style:name="P32" style:family="paragraph">
      <style:paragraph-properties fo:line-height="100.00%" fo:text-align="left" fo:margin-top="15.00pt" fo:margin-bottom="15.00pt"/>
    </style:style>
    <text:list-style style:name="L3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3" style:family="paragraph">
      <style:paragraph-properties fo:line-height="100.00%" fo:text-align="left" fo:margin-top="15.00pt"/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bottom="15.00pt"/>
    </style:style>
    <style:style style:name="P36" style:family="paragraph">
      <style:paragraph-properties fo:line-height="115.00%" fo:text-align="left"/>
    </style:style>
    <style:style style:name="P37" style:family="paragraph">
      <style:paragraph-properties fo:line-height="100.00%" fo:text-align="left" fo:margin-top="15.00pt" fo:margin-bottom="15.00pt"/>
    </style:style>
    <text:list-style style:name="L3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8" style:family="paragraph">
      <style:paragraph-properties fo:line-height="100.00%" fo:text-align="left" fo:margin-top="15.00pt"/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 fo:margin-bottom="15.00pt"/>
    </style:style>
    <style:style style:name="P41" style:family="paragraph">
      <style:paragraph-properties fo:line-height="100.00%" fo:text-align="left" fo:margin-top="15.00pt" fo:margin-bottom="15.00pt"/>
    </style:style>
    <text:list-style style:name="L4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2" style:family="paragraph">
      <style:paragraph-properties fo:line-height="100.00%" fo:text-align="left" fo:margin-top="15.00pt"/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 fo:margin-bottom="15.00pt"/>
    </style:style>
    <style:style style:name="P45" style:family="paragraph">
      <style:paragraph-properties fo:line-height="115.00%" fo:text-align="left"/>
    </style:style>
    <style:style style:name="P46" style:family="paragraph">
      <style:paragraph-properties fo:line-height="100.00%" fo:text-align="left" fo:margin-top="15.00pt" fo:margin-bottom="15.00pt"/>
    </style:style>
    <style:style style:name="P47" style:family="paragraph">
      <style:paragraph-properties fo:line-height="115.00%" fo:text-align="left"/>
    </style:style>
    <style:style style:name="TableColumn0100" style:family="table-column">
      <style:table-column-properties style:column-width="1.184028in"/>
    </style:style>
    <style:style style:name="TableColumn0101" style:family="table-column">
      <style:table-column-properties style:column-width="5.702778in"/>
    </style:style>
    <style:style style:name="Table01" style:family="table">
      <style:table-properties style:width="6.886806in" fo:margin-left="0.000000in" style:writing-mode="lr" table:align="center" style:may-break-between-rows="true"/>
    </style:style>
    <style:style style:name="TableRow0100" style:family="table-row">
      <style:table-row-properties style:min-row-height="0.924306in"/>
    </style:style>
    <style:style style:name="TableCell010000" style:family="table-cell">
      <style:table-cell-properties fo:border-top="0.016667in solid #000000" fo:border-left="0.016667in solid #000000" fo:border-right="0.016667in solid #000000" fo:border-bottom="0.016667in solid #000000" fo:padding-left="0.075000in" fo:padding-right="0.075000in" fo:vertical-align="top" fo:background-color="#ffffff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1" style:family="table-row">
      <style:table-row-properties style:min-row-height="0.924306in"/>
    </style:style>
    <style:style style:name="TableCell010100" style:family="table-cell">
      <style:table-cell-properties fo:border-top="0.016667in solid #000000" fo:border-left="0.016667in solid #000000" fo:border-right="0.016667in solid #000000" fo:border-bottom="0.016667in solid #000000" fo:padding-left="0.075000in" fo:padding-right="0.075000in" fo:vertical-align="top" fo:background-color="#ffffff"/>
    </style:style>
    <style:style style:name="TableCell010101" style:family="table-cell">
      <style:table-cell-properties fo:border-top="0.016667in solid #000000" fo:border-left="0.016667in solid #000000" fo:border-right="0.016667in solid #000000" fo:border-bottom="0.016667in solid #000000" fo:padding-left="0.075000in" fo:padding-right="0.075000in" fo:vertical-align="top" fo:background-color="#ffffff"/>
    </style:style>
    <style:style style:name="TableRow0102" style:family="table-row">
      <style:table-row-properties style:min-row-height="0.872917in"/>
    </style:style>
    <style:style style:name="TableCell010200" style:family="table-cell">
      <style:table-cell-properties fo:border-top="0.016667in solid #000000" fo:border-left="0.016667in solid #000000" fo:border-right="0.016667in solid #000000" fo:border-bottom="0.016667in solid #000000" fo:padding-left="0.075000in" fo:padding-right="0.075000in" fo:vertical-align="top" fo:background-color="#ffffff"/>
    </style:style>
    <style:style style:name="TableCell010201" style:family="table-cell">
      <style:table-cell-properties fo:border-top="0.016667in solid #000000" fo:border-left="0.016667in solid #000000" fo:border-right="0.016667in solid #000000" fo:border-bottom="0.016667in solid #000000" fo:padding-left="0.075000in" fo:padding-right="0.075000in" fo:vertical-align="top" fo:background-color="#ffffff"/>
    </style:style>
    <style:style style:name="TableRow0103" style:family="table-row">
      <style:table-row-properties style:min-row-height="0.924306in"/>
    </style:style>
    <style:style style:name="TableCell010300" style:family="table-cell">
      <style:table-cell-properties fo:border-top="0.016667in solid #000000" fo:border-left="0.016667in solid #000000" fo:border-right="0.016667in solid #000000" fo:border-bottom="0.016667in solid #000000" fo:padding-left="0.075000in" fo:padding-right="0.075000in" fo:vertical-align="top" fo:background-color="#ffffff"/>
    </style:style>
    <style:style style:name="TableCell010301" style:family="table-cell">
      <style:table-cell-properties fo:border-top="0.016667in solid #000000" fo:border-left="0.016667in solid #000000" fo:border-right="0.016667in solid #000000" fo:border-bottom="0.016667in solid #000000" fo:padding-left="0.075000in" fo:padding-right="0.075000in" fo:vertical-align="top" fo:background-color="#ffffff"/>
    </style:style>
    <style:style style:name="TableRow0104" style:family="table-row">
      <style:table-row-properties style:min-row-height="0.872917in"/>
    </style:style>
    <style:style style:name="TableCell010400" style:family="table-cell">
      <style:table-cell-properties fo:border-top="0.016667in solid #000000" fo:border-left="0.016667in solid #000000" fo:border-right="0.016667in solid #000000" fo:border-bottom="0.016667in solid #000000" fo:padding-left="0.075000in" fo:padding-right="0.075000in" fo:vertical-align="top" fo:background-color="#ffffff"/>
    </style:style>
    <style:style style:name="TableCell010401" style:family="table-cell">
      <style:table-cell-properties fo:border-top="0.016667in solid #000000" fo:border-left="0.016667in solid #000000" fo:border-right="0.016667in solid #000000" fo:border-bottom="0.016667in solid #000000" fo:padding-left="0.075000in" fo:padding-right="0.075000in" fo:vertical-align="top" fo:background-color="#ffffff"/>
    </style:style>
    <style:style style:name="TableRow0105" style:family="table-row">
      <style:table-row-properties style:min-row-height="0.924306in"/>
    </style:style>
    <style:style style:name="TableCell010500" style:family="table-cell">
      <style:table-cell-properties fo:border-top="0.016667in solid #000000" fo:border-left="0.016667in solid #000000" fo:border-right="0.016667in solid #000000" fo:border-bottom="0.016667in solid #000000" fo:padding-left="0.075000in" fo:padding-right="0.075000in" fo:vertical-align="top" fo:background-color="#ffffff"/>
    </style:style>
    <style:style style:name="TableCell010501" style:family="table-cell">
      <style:table-cell-properties fo:border-top="0.016667in solid #000000" fo:border-left="0.016667in solid #000000" fo:border-right="0.016667in solid #000000" fo:border-bottom="0.016667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><text:s text:c="22"/></text:span><text:span text:style-name="T2">Experiment No: 1 </text:span></text:p>
      <text:p text:style-name="P2"><text:span text:style-name="T3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 table:number-columns-spanned="2">
            <text:p text:style-name="P4"><text:span text:style-name="T5">Experiment No 1</text:span></text:p>
            <text:p text:style-name="P4"><text:span text:style-name="T5">1:<text:s text:c="2"/>Installation and Configuration of Flutter Environment.</text:span></text:p>
            <text:p text:style-name="P4"><text:span text:style-name="T5"/></text:p>
            <text:p text:style-name="P4"><text:span text:style-name="T6"/></text:p>
          </table:table-cell>
          <table:covered-table-cell/>
        </table:table-row>
        <table:table-row table:style-name="TableRow0101">
          <table:table-cell table:style-name="TableCell010100">
            <text:p text:style-name="P7"><text:span text:style-name="T7">ROLL NO</text:span><text:span text:style-name="T8"/></text:p>
          </table:table-cell>
          <table:table-cell table:style-name="TableCell010101">
            <text:p text:style-name="P7"><text:span text:style-name="T9">38</text:span><text:span text:style-name="T10"/></text:p>
          </table:table-cell>
        </table:table-row>
        <table:table-row table:style-name="TableRow0102">
          <table:table-cell table:style-name="TableCell010200">
            <text:p text:style-name="P10"><text:span text:style-name="T11">NAME</text:span><text:span text:style-name="T12"/></text:p>
          </table:table-cell>
          <table:table-cell table:style-name="TableCell010201">
            <text:p text:style-name="P10"><text:span text:style-name="T13">Sanchit Mhatre</text:span><text:span text:style-name="T14"/></text:p>
          </table:table-cell>
        </table:table-row>
        <table:table-row table:style-name="TableRow0103">
          <table:table-cell table:style-name="TableCell010300">
            <text:p text:style-name="P13"><text:span text:style-name="T15">CLASS</text:span><text:span text:style-name="T16"/></text:p>
          </table:table-cell>
          <table:table-cell table:style-name="TableCell010301">
            <text:p text:style-name="P13"><text:span text:style-name="T17">D15-B</text:span><text:span text:style-name="T18"/></text:p>
          </table:table-cell>
        </table:table-row>
        <table:table-row table:style-name="TableRow0104">
          <table:table-cell table:style-name="TableCell010400">
            <text:p text:style-name="P16"><text:span text:style-name="T19">SUBJECT</text:span><text:span text:style-name="T20"/></text:p>
          </table:table-cell>
          <table:table-cell table:style-name="TableCell010401">
            <text:p text:style-name="P16"><text:span text:style-name="T21">MAD &amp; PWA Lab</text:span><text:span text:style-name="T22"/></text:p>
          </table:table-cell>
        </table:table-row>
        <table:table-row table:style-name="TableRow0105">
          <table:table-cell table:style-name="TableCell010500">
            <text:p text:style-name="P19"><text:span text:style-name="T23">LO-MAPPED</text:span><text:span text:style-name="T24"/></text:p>
          </table:table-cell>
          <table:table-cell table:style-name="TableCell010501">
            <text:p text:style-name="P19"><text:span text:style-name="T24"/></text:p>
          </table:table-cell>
        </table:table-row>
      </table:table>
      <text:p text:style-name="P21"><text:span text:style-name="T25"/></text:p>
      <text:p text:style-name="P21"><text:span text:style-name="T25"/></text:p>
      <text:p text:style-name="P21"><text:span text:style-name="T25"/></text:p>
      <text:p text:style-name="P21"><text:span text:style-name="T25"/></text:p>
      <text:p text:style-name="P21"><text:span text:style-name="T25"/></text:p>
      <text:p text:style-name="P21"><text:span text:style-name="T25"><text:s/></text:span></text:p>
      <text:p text:style-name="P21"><text:span text:style-name="T26">Aim:</text:span><text:span text:style-name="T27"><text:s/></text:span><text:span text:style-name="T28">Installation and Configuration of Flutter Environment.</text:span></text:p>
      <text:p text:style-name="P22"><text:span text:style-name="T29">Theory:</text:span><text:span text:style-name="T30"><text:s/></text:span><text:span text:style-name="T31">Flutter is basically Google’s portable user interface (UI) toolkit, used to build and develop eye-catching, natively-built applications for mobile, desktop, and web, from a single codebase. Flutter is free, open-sourced, and compatible with existing code. It is utilized by companies and developers around the world, due to its user-friendly interface and fairly simple, yet to-the-point commands.</text:span></text:p>
      <text:p text:style-name="P22"><text:span text:style-name="T31"/></text:p>
      <text:p text:style-name="P22"><text:span text:style-name="T32">Step 1:</text:span><text:span text:style-name="T33"><text:s/>Download Flutter SDK</text:span></text:p>
      <text:p text:style-name="P22"><text:span text:style-name="T33">Visit the official Flutter website:</text:span><text:a xlink:href="https://docs.flutter.dev/get-started/install"><text:span text:style-name="T35"><text:s/></text:span><text:span text:style-name="T36">https://docs.flutter.dev/get-started/install</text:span></text:a><text:span text:style-name="T37">.</text:span></text:p>
      <text:p text:style-name="P22"><text:span text:style-name="T37"/></text:p>
      <text:p text:style-name="P22"><text:span text:style-name="T37">Click on the Windows icon to download the Flutter SDK.</text:span></text:p>
      <text:p text:style-name="P22"><draw:frame text:anchor-type="as-char" svg:width="160.36mm" svg:height="84.64mm" style:rel-width="scale" style:rel-height="scale"><draw:object-ole xlink:href="OleObj1"/><draw:image xlink:href="ObjectReplacements/OleObj1"/></draw:frame><text:span text:style-name="T39"/></text:p>
      <text:p text:style-name="P22"><draw:frame text:anchor-type="as-char" svg:width="160.36mm" svg:height="89.29mm" style:rel-width="scale" style:rel-height="scale"><draw:object-ole xlink:href="OleObj2"/><draw:image xlink:href="ObjectReplacements/OleObj2"/></draw:frame><text:span text:style-name="T41"/></text:p>
      <text:p text:style-name="P23"><text:span text:style-name="T41">Once downloaded, extract the zip file to your desired installation folder (e.g., C:/Flutter).</text:span></text:p>
      <text:p text:style-name="P23"><draw:frame text:anchor-type="as-char" svg:width="160.36mm" svg:height="92.86mm" style:rel-width="scale" style:rel-height="scale"><draw:object-ole xlink:href="OleObj3"/><draw:image xlink:href="ObjectReplacements/OleObj3"/></draw:frame><text:span text:style-name="T43"/></text:p>
      <text:p text:style-name="P23"><text:span text:style-name="T44">Step 2:<text:s/></text:span><text:span text:style-name="T45">Update System Path</text:span></text:p>
      <text:list text:style-name="L24">
        <text:list-item>
          <text:p text:style-name="P24"><text:span text:style-name="T45">Go to My Computer properties -&gt; advanced tab -&gt; environment variables.</text:span><text:span text:style-name="T46"/></text:p>
        </text:list-item>
        <text:list-item>
          <text:p text:style-name="P25"><text:span text:style-name="T47">Select "path" and click on edit.</text:span><text:span text:style-name="T48"/></text:p>
        </text:list-item>
        <text:list-item>
          <text:p text:style-name="P25"><text:span text:style-name="T49">Click on New and add the path of the Flutter bin folder (e.g., C:/Flutter/bin).</text:span><text:span text:style-name="T50"/></text:p>
        </text:list-item>
        <text:list-item>
          <text:p text:style-name="P25"><text:span text:style-name="T51">Click OK in each window.</text:span><text:span text:style-name="T52"/></text:p>
        </text:list-item>
        <text:list-item>
          <text:p text:style-name="P26"><draw:frame text:anchor-type="as-char" svg:width="117.50mm" svg:height="128.93mm" style:rel-width="scale" style:rel-height="scale"><draw:object-ole xlink:href="OleObj4"/><draw:image xlink:href="ObjectReplacements/OleObj4"/></draw:frame><text:span text:style-name="T54"/></text:p>
        </text:list-item>
      </text:list>
      <text:p text:style-name="P27"><text:span text:style-name="T55"/></text:p>
      <text:list text:style-name="L28">
        <text:list-item>
          <text:p text:style-name="P28"><draw:frame text:anchor-type="as-char" svg:width="117.86mm" svg:height="119.29mm" style:rel-width="scale" style:rel-height="scale"><draw:object-ole xlink:href="OleObj5"/><draw:image xlink:href="ObjectReplacements/OleObj5"/></draw:frame><text:span text:style-name="T57"/></text:p>
        </text:list-item>
      </text:list>
      <text:p text:style-name="P29"><text:span text:style-name="T58">Step 3:</text:span><text:span text:style-name="T59"><text:s/>Run Flutter Commands</text:span></text:p>
      <text:p text:style-name="P29"><text:span text:style-name="T59">Open the command prompt and run<text:s/></text:span><text:span text:style-name="T60">flutter</text:span><text:span text:style-name="T61"><text:s/>to ensure the installation is successful.</text:span></text:p>
      <text:p text:style-name="P29"><draw:frame text:anchor-type="as-char" svg:width="159.29mm" svg:height="70.36mm" style:rel-width="scale" style:rel-height="scale"><draw:object-ole xlink:href="OleObj6"/><draw:image xlink:href="ObjectReplacements/OleObj6"/></draw:frame><text:span text:style-name="T63"/></text:p>
      <text:p text:style-name="P30"><text:span text:style-name="T63">Run<text:s/></text:span><text:span text:style-name="T64">flutter doctor</text:span><text:span text:style-name="T65"><text:s/>to check for any missing dependencies.</text:span></text:p>
      <text:p text:style-name="P30"><draw:frame text:anchor-type="as-char" svg:width="160.36mm" svg:height="70.36mm" style:rel-width="scale" style:rel-height="scale"><draw:object-ole xlink:href="OleObj7"/><draw:image xlink:href="ObjectReplacements/OleObj7"/></draw:frame><text:span text:style-name="T67"/></text:p>
      <text:p text:style-name="P31"><text:span text:style-name="T68">Step 4:</text:span><text:span text:style-name="T69"><text:s/>Install Android SDK (if needed)</text:span></text:p>
      <text:p text:style-name="P32"><text:span text:style-name="T69">If Flutter doctor indicates a missing Android SDK, install Android Studio:</text:span></text:p>
      <text:list text:style-name="L33">
        <text:list-item>
          <text:p text:style-name="P33"><text:span text:style-name="T69">Download Android Studio from the official site.</text:span><text:span text:style-name="T70"/></text:p>
        </text:list-item>
        <text:list-item>
          <text:p text:style-name="P34"><text:span text:style-name="T71">Run the installer and follow the installation wizard.</text:span><text:span text:style-name="T72"/></text:p>
        </text:list-item>
        <text:list-item>
          <text:p text:style-name="P35"><text:span text:style-name="T73">Launch Android Studio and complete the setup.</text:span><text:span text:style-name="T74"/></text:p>
        </text:list-item>
      </text:list>
      <text:p text:style-name="P36"><draw:frame text:anchor-type="as-char" svg:width="155.71mm" svg:height="70.36mm" style:rel-width="scale" style:rel-height="scale"><draw:object-ole xlink:href="OleObj8"/><draw:image xlink:href="ObjectReplacements/OleObj8"/></draw:frame><text:span text:style-name="T76"/></text:p>
      <text:p text:style-name="P36"><draw:frame text:anchor-type="as-char" svg:width="145.00mm" svg:height="78.57mm" style:rel-width="scale" style:rel-height="scale"><draw:object-ole xlink:href="OleObj9"/><draw:image xlink:href="ObjectReplacements/OleObj9"/></draw:frame><text:span text:style-name="T78"/></text:p>
      <text:p text:style-name="P36"><text:span text:style-name="T78"/></text:p>
      <text:p text:style-name="P36"><draw:frame text:anchor-type="as-char" svg:width="147.14mm" svg:height="64.64mm" style:rel-width="scale" style:rel-height="scale"><draw:object-ole xlink:href="OleObj10"/><draw:image xlink:href="ObjectReplacements/OleObj10"/></draw:frame><text:span text:style-name="T80"/></text:p>
      <text:p text:style-name="P36"><draw:frame text:anchor-type="as-char" svg:width="148.21mm" svg:height="53.57mm" style:rel-width="scale" style:rel-height="scale"><draw:object-ole xlink:href="OleObj11"/><draw:image xlink:href="ObjectReplacements/OleObj11"/></draw:frame><text:span text:style-name="T82"/></text:p>
      <text:p text:style-name="P36"><text:span text:style-name="T82"/></text:p>
      <text:p text:style-name="P36"><text:span text:style-name="T82"/></text:p>
      <text:p text:style-name="P36"><text:span text:style-name="T82"/></text:p>
      <text:p text:style-name="P36"><text:span text:style-name="T82"/></text:p>
      <text:p text:style-name="P37"><text:span text:style-name="T83"/></text:p>
      <text:p text:style-name="P37"><text:span text:style-name="T83"/></text:p>
      <text:p text:style-name="P37"><text:span text:style-name="T83"/></text:p>
      <text:p text:style-name="P37"><text:span text:style-name="T83">Step 5:</text:span><text:span text:style-name="T84"><text:s/>Set Up Android Emulator</text:span></text:p>
      <text:list text:style-name="L38">
        <text:list-item>
          <text:p text:style-name="P38"><text:span text:style-name="T84">In Android Studio, go to Tools -&gt; Android -&gt; AVD Manager.</text:span><text:span text:style-name="T85"/></text:p>
        </text:list-item>
        <text:list-item>
          <text:p text:style-name="P39"><text:span text:style-name="T86">Create a Virtual Device by choosing a device definition and system image.</text:span><text:span text:style-name="T87"/></text:p>
        </text:list-item>
        <text:list-item>
          <text:p text:style-name="P39"><draw:frame text:anchor-type="as-char" svg:width="160.36mm" svg:height="88.21mm" style:rel-width="scale" style:rel-height="scale"><draw:object-ole xlink:href="OleObj12"/><draw:image xlink:href="ObjectReplacements/OleObj12"/></draw:frame><text:span text:style-name="T89"/></text:p>
        </text:list-item>
        <text:list-item>
          <text:p text:style-name="P39"><text:span text:style-name="T90">Start the emulator.</text:span><text:span text:style-name="T91"/></text:p>
        </text:list-item>
        <text:list-item>
          <text:p text:style-name="P40"><draw:frame text:anchor-type="as-char" svg:width="160.36mm" svg:height="86.79mm" style:rel-width="scale" style:rel-height="scale"><draw:object-ole xlink:href="OleObj13"/><draw:image xlink:href="ObjectReplacements/OleObj13"/></draw:frame><text:span text:style-name="T93"/></text:p>
        </text:list-item>
      </text:list>
      <text:p text:style-name="P41"><text:span text:style-name="T94">Step 6:</text:span><text:span text:style-name="T95"><text:s/>Install Flutter and Dart Plugins in Android Studio</text:span></text:p>
      <text:list text:style-name="L42">
        <text:list-item>
          <text:p text:style-name="P42"><text:span text:style-name="T95">Open Android Studio, go to File -&gt; Settings -&gt; Plugins.</text:span><text:span text:style-name="T96"/></text:p>
        </text:list-item>
        <text:list-item>
          <text:p text:style-name="P43"><text:span text:style-name="T97">Search for and install the Flutter plugin.</text:span><text:span text:style-name="T98"/></text:p>
        </text:list-item>
        <text:list-item>
          <text:p text:style-name="P43"><text:span text:style-name="T99">When prompted, install the Dart plugin as well.</text:span><text:span text:style-name="T100"/></text:p>
        </text:list-item>
        <text:list-item>
          <text:p text:style-name="P43"><text:span text:style-name="T101">Restart Android Studio.</text:span><text:span text:style-name="T102"/></text:p>
        </text:list-item>
        <text:list-item>
          <text:p text:style-name="P43"><draw:frame text:anchor-type="as-char" svg:width="156.43mm" svg:height="130.71mm" style:rel-width="scale" style:rel-height="scale"><draw:object-ole xlink:href="OleObj14"/><draw:image xlink:href="ObjectReplacements/OleObj14"/></draw:frame><text:span text:style-name="T104"/></text:p>
        </text:list-item>
        <text:list-item>
          <text:p text:style-name="P44"><draw:frame text:anchor-type="as-char" svg:width="155.71mm" svg:height="120.00mm" style:rel-width="scale" style:rel-height="scale"><draw:object-ole xlink:href="OleObj15"/><draw:image xlink:href="ObjectReplacements/OleObj15"/></draw:frame><text:span text:style-name="T106"/></text:p>
        </text:list-item>
      </text:list>
      <text:p text:style-name="P45"><text:span text:style-name="T107"/></text:p>
      <text:p text:style-name="P45"><text:span text:style-name="T107">Conclusion:</text:span><text:span text:style-name="T108"/></text:p>
      <text:p text:style-name="P46"><text:span text:style-name="T108">In this experiment, we successfully installed and configured the Flutter SDK, set up an Android emulator, and installed necessary plugins in Android Studio for Flutter app development.</text:span></text:p>
      <text:p text:style-name="P47"><text:span text:style-name="T109"/></text:p>
      <text:p text:style-name="P47"><text:span text:style-name="T109"/></text:p>
      <text:p text:style-name="P47"><text:span text:style-name="T11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